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edentialsToken.get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dentialsToken.getCredenti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dentialsToken.CredentialsToken( Principal principal , String credentia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